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24mm"/>
    </style:style>
    <style:style style:name="co2" style:family="table-column">
      <style:table-column-properties fo:break-before="auto" style:column-width="35.4mm"/>
    </style:style>
    <style:style style:name="co3" style:family="table-column">
      <style:table-column-properties fo:break-before="auto" style:column-width="41.66mm"/>
    </style:style>
    <style:style style:name="co4" style:family="table-column">
      <style:table-column-properties fo:break-before="auto" style:column-width="59.64mm"/>
    </style:style>
    <style:style style:name="co5" style:family="table-column">
      <style:table-column-properties fo:break-before="auto" style:column-width="34.31mm"/>
    </style:style>
    <style:style style:name="co6" style:family="table-column">
      <style:table-column-properties fo:break-before="auto" style:column-width="26.69mm"/>
    </style:style>
    <style:style style:name="co7" style:family="table-column">
      <style:table-column-properties fo:break-before="auto" style:column-width="31.86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text-line-through-style="none" style:text-line-through-type="none" style:font-name="Liberation Sans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61"/>
    <style:style style:name="ce5" style:family="table-cell" style:parent-style-name="Default">
      <style:text-properties fo:color="#000000" style:text-outline="false" style:text-line-through-style="none" style:text-line-through-type="none" style:font-name="lucidatypewriter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Dataset</text:p>
          </table:table-cell>
          <table:table-cell table:style-name="ce1"/>
          <table:table-cell table:style-name="ce1" office:value-type="string" calcext:value-type="string">
            <text:p><text:s text:c="6"/># Images</text:p>
          </table:table-cell>
          <table:table-cell table:style-name="ce1" office:value-type="string" calcext:value-type="string">
            <text:p><text:s text:c="4"/># 3D Points</text:p>
          </table:table-cell>
          <table:table-cell table:style-name="ce1" office:value-type="string" calcext:value-type="string">
            <text:p><text:s text:c="2"/># Observations</text:p>
          </table:table-cell>
          <table:table-cell table:style-name="ce1" office:value-type="string" calcext:value-type="string">
            <text:p><text:s text:c="8"/>JTJ – SIZE</text:p>
          </table:table-cell>
          <table:table-cell table:style-name="ce1" office:value-type="string" calcext:value-type="string">
            <text:p><text:s/># Non Zeros</text:p>
          </table:table-cell>
          <table:table-cell table:style-name="ce1" office:value-type="string" calcext:value-type="string">
            <text:p><text:s/>Condition # of H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1">
          <table:table-cell table:style-name="ce1" office:value-type="string" calcext:value-type="string">
            <text:p><text:s text:c="2"/>LadyBug </text:p>
          </table:table-cell>
          <table:table-cell table:style-name="ce1"/>
          <table:table-cell table:number-columns-repeated="7"/>
        </table:table-row>
        <table:table-row table:style-name="ro2" table:number-rows-repeated="3">
          <table:table-cell table:number-columns-repeated="9"/>
        </table:table-row>
        <table:table-row table:style-name="ro3">
          <table:table-cell table:style-name="ce2" office:value-type="string" calcext:value-type="string">
            <text:p><text:span text:style-name="T1"><text:a xlink:href="https://grail.cs.washington.edu/projects/bal/data/ladybug/problem-138-19878-pre.txt.bz2" xlink:type="simple">problem-138-19878-pre.txt.bz2</text:a></text:span><text:span text:style-name="T1"> </text:span></text:p>
          </table:table-cell>
          <table:table-cell table:style-name="ce2"/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19878" calcext:value-type="float">
            <text:p>19878</text:p>
          </table:table-cell>
          <table:table-cell table:style-name="ce2" office:value-type="float" office:value="85217" calcext:value-type="float">
            <text:p>85217</text:p>
          </table:table-cell>
          <table:table-cell office:value-type="string" calcext:value-type="string">
            <text:p><text:s text:c="8"/>60876 X 60876</text:p>
          </table:table-cell>
          <table:table-cell office:value-type="float" office:value="4791690" calcext:value-type="float">
            <text:p>4791690</text:p>
          </table:table-cell>
          <table:table-cell table:style-name="ce4" office:value-type="float" office:value="34702300000000" calcext:value-type="float">
            <text:p>3.47E+13</text:p>
          </table:table-cell>
          <table:table-cell/>
        </table:table-row>
        <table:table-row table:style-name="ro3">
          <table:table-cell table:style-name="ce2" office:value-type="string" calcext:value-type="string">
            <text:p><text:a xlink:href="https://grail.cs.washington.edu/projects/bal/data/ladybug/problem-318-41628-pre.txt.bz2" xlink:type="simple">problem-318-41628-pre.txt.bz2</text:a> </text:p>
          </table:table-cell>
          <table:table-cell table:style-name="ce2"/>
          <table:table-cell table:style-name="ce2" office:value-type="float" office:value="318" calcext:value-type="float">
            <text:p>318</text:p>
          </table:table-cell>
          <table:table-cell table:style-name="ce2" office:value-type="float" office:value="41628" calcext:value-type="float">
            <text:p>41628</text:p>
          </table:table-cell>
          <table:table-cell table:style-name="ce2" office:value-type="float" office:value="179919" calcext:value-type="float">
            <text:p>179919</text:p>
          </table:table-cell>
          <table:table-cell office:value-type="string" calcext:value-type="string">
            <text:p><text:s text:c="7"/>127746 X 127746</text:p>
          </table:table-cell>
          <table:table-cell office:value-type="float" office:value="10116036" calcext:value-type="float">
            <text:p>10116036</text:p>
          </table:table-cell>
          <table:table-cell table:style-name="ce4" office:value-type="float" office:value="3.6032E+020" calcext:value-type="float">
            <text:p>3.60E+20</text:p>
          </table:table-cell>
          <table:table-cell/>
        </table:table-row>
        <table:table-row table:style-name="ro3">
          <table:table-cell table:style-name="ce2" office:value-type="string" calcext:value-type="string">
            <text:p><text:a xlink:href="https://grail.cs.washington.edu/projects/bal/data/ladybug/problem-372-47423-pre.txt.bz2" xlink:type="simple">problem-372-47423-pre.txt.bz2</text:a> </text:p>
          </table:table-cell>
          <table:table-cell table:style-name="ce2"/>
          <table:table-cell table:style-name="ce2" office:value-type="float" office:value="372" calcext:value-type="float">
            <text:p>372</text:p>
          </table:table-cell>
          <table:table-cell table:style-name="ce2" office:value-type="float" office:value="47423" calcext:value-type="float">
            <text:p>47423</text:p>
          </table:table-cell>
          <table:table-cell table:style-name="ce2" office:value-type="float" office:value="204472" calcext:value-type="float">
            <text:p>204472</text:p>
          </table:table-cell>
          <table:table-cell office:value-type="string" calcext:value-type="string">
            <text:p><text:s text:c="7"/>145617 X 145617</text:p>
          </table:table-cell>
          <table:table-cell office:value-type="float" office:value="11498427" calcext:value-type="float">
            <text:p>11498427</text:p>
          </table:table-cell>
          <table:table-cell table:style-name="ce4" office:value-type="float" office:value="66727800000000" calcext:value-type="float">
            <text:p>6.67E+13</text:p>
          </table:table-cell>
          <table:table-cell/>
        </table:table-row>
        <table:table-row table:style-name="ro3">
          <table:table-cell table:style-name="ce2" office:value-type="string" calcext:value-type="string">
            <text:p><text:a xlink:href="https://grail.cs.washington.edu/projects/bal/data/ladybug/problem-412-52215-pre.txt.bz2" xlink:type="simple">problem-412-52215-pre.txt.bz2</text:a> </text:p>
          </table:table-cell>
          <table:table-cell table:style-name="ce2"/>
          <table:table-cell table:style-name="ce2" office:value-type="float" office:value="412" calcext:value-type="float">
            <text:p>412</text:p>
          </table:table-cell>
          <table:table-cell table:style-name="ce2" office:value-type="float" office:value="52215" calcext:value-type="float">
            <text:p>52215</text:p>
          </table:table-cell>
          <table:table-cell table:style-name="ce2" office:value-type="float" office:value="224242" calcext:value-type="float">
            <text:p>224242</text:p>
          </table:table-cell>
          <table:table-cell office:value-type="string" calcext:value-type="string">
            <text:p><text:s text:c="7"/>160353 X 160353</text:p>
          </table:table-cell>
          <table:table-cell office:value-type="float" office:value="12612375" calcext:value-type="float">
            <text:p>12612375</text:p>
          </table:table-cell>
          <table:table-cell table:style-name="ce4" office:value-type="float" office:value="64359100000000" calcext:value-type="float">
            <text:p>6.44E+13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G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1">
          <table:table-cell table:style-name="ce1" office:value-type="string" calcext:value-type="string">
            <text:p><text:s/># Images</text:p>
          </table:table-cell>
          <table:table-cell table:style-name="ce1" office:value-type="string" calcext:value-type="string">
            <text:p>Partition Size</text:p>
          </table:table-cell>
          <table:table-cell table:style-name="ce3" office:value-type="string" calcext:value-type="string">
            <text:p>Error in Solution </text:p>
          </table:table-cell>
          <table:table-cell table:style-name="ce1" office:value-type="string" calcext:value-type="string">
            <text:p>Relative Error </text:p>
          </table:table-cell>
          <table:table-cell table:style-name="ce3" office:value-type="string" calcext:value-type="string">
            <text:p><text:s text:c="6"/>Residual</text:p>
          </table:table-cell>
          <table:table-cell table:style-name="ce1" office:value-type="string" calcext:value-type="string">
            <text:p>Relative Residual</text:p>
          </table:table-cell>
          <table:table-cell table:style-name="ce3" office:value-type="string" calcext:value-type="string">
            <text:p><text:s text:c="8"/>Flag</text:p>
          </table:table-cell>
          <table:table-cell table:style-name="ce1" office:value-type="string" calcext:value-type="string">
            <text:p>Solve Time (sec)</text:p>
          </table:table-cell>
          <table:table-cell table:style-name="ce1" office:value-type="string" calcext:value-type="string">
            <text:p>No. of Iterations</text:p>
          </table:table-cell>
        </table:table-row>
        <table:table-row table:style-name="ro1">
          <table:table-cell table:style-name="ce1" table:number-columns-repeated="2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 table:number-columns-repeated="2"/>
        </table:table-row>
        <table:table-row table:style-name="ro2">
          <table:table-cell office:value-type="string" calcext:value-type="string">
            <text:p>Prolongation Matrix – [P = Partition</text:p>
          </table:table-cell>
          <table:table-cell/>
          <table:table-cell office:value-type="string" calcext:value-type="string">
            <text:p>+ eig.vec = 5 (largest) ]</text:p>
          </table:table-cell>
          <table:table-cell office:value-type="string" calcext:value-type="string">
            <text:p><text:s text:c="3"/>Using Block Jacobi as a smoother</text:p>
          </table:table-cell>
          <table:table-cell/>
          <table:table-cell office:value-type="string" calcext:value-type="string">
            <text:p>GMRES + tg_solve</text:p>
          </table:table-cell>
          <table:table-cell table:style-name="ce5" office:value-type="string" calcext:value-type="string">
            <text:p>tol = 1e-4; maxit = 50; im = 20;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5"/>
          <table:table-cell table:number-columns-repeated="2"/>
        </table:table-row>
        <table:table-row table:style-name="ro2">
          <table:table-cell table:number-columns-repeated="9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<text:s text:c="21"/>20K</text:p>
          </table:table-cell>
          <table:table-cell office:value-type="float" office:value="639.527" calcext:value-type="float">
            <text:p>639.527</text:p>
          </table:table-cell>
          <table:table-cell office:value-type="float" office:value="4.49044" calcext:value-type="float">
            <text:p>4.49044</text:p>
          </table:table-cell>
          <table:table-cell table:style-name="ce4" office:value-type="float" office:value="1080900" calcext:value-type="float">
            <text:p>1.08E+06</text:p>
          </table:table-cell>
          <table:table-cell table:style-name="ce4" office:value-type="float" office:value="0.0000775924" calcext:value-type="float">
            <text:p>7.76E-05</text:p>
          </table:table-cell>
          <table:table-cell office:value-type="float" office:value="0" calcext:value-type="float">
            <text:p>0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string" calcext:value-type="string">
            <text:p><text:s text:c="21"/>20K</text:p>
          </table:table-cell>
          <table:table-cell office:value-type="float" office:value="371.205" calcext:value-type="float">
            <text:p>371.205</text:p>
          </table:table-cell>
          <table:table-cell office:value-type="float" office:value="1.79871" calcext:value-type="float">
            <text:p>1.79871</text:p>
          </table:table-cell>
          <table:table-cell table:style-name="ce4" office:value-type="float" office:value="423015000" calcext:value-type="float">
            <text:p>4.23E+08</text:p>
          </table:table-cell>
          <table:table-cell office:value-type="float" office:value="0.00109514" calcext:value-type="float">
            <text:p>0.00109514</text:p>
          </table:table-cell>
          <table:table-cell office:value-type="float" office:value="0" calcext:value-type="float">
            <text:p>0</text:p>
          </table:table-cell>
          <table:table-cell office:value-type="float" office:value="749.0189" calcext:value-type="float">
            <text:p>749.0189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string" calcext:value-type="string">
            <text:p><text:s text:c="21"/>20K</text:p>
          </table:table-cell>
          <table:table-cell office:value-type="float" office:value="83.5176" calcext:value-type="float">
            <text:p>83.5176</text:p>
          </table:table-cell>
          <table:table-cell office:value-type="float" office:value="0.379782" calcext:value-type="float">
            <text:p>0.379782</text:p>
          </table:table-cell>
          <table:table-cell table:style-name="ce4" office:value-type="float" office:value="2015570" calcext:value-type="float">
            <text:p>2.02E+06</text:p>
          </table:table-cell>
          <table:table-cell table:style-name="ce4" office:value-type="float" office:value="0.00000261413" calcext:value-type="float">
            <text:p>2.61E-06</text:p>
          </table:table-cell>
          <table:table-cell office:value-type="float" office:value="0" calcext:value-type="float">
            <text:p>0</text:p>
          </table:table-cell>
          <table:table-cell office:value-type="float" office:value="1767.827" calcext:value-type="float">
            <text:p>1767.827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float" office:value="412" calcext:value-type="float">
            <text:p>412</text:p>
          </table:table-cell>
          <table:table-cell office:value-type="string" calcext:value-type="string">
            <text:p><text:s text:c="21"/>20K</text:p>
          </table:table-cell>
          <table:table-cell office:value-type="float" office:value="127.801" calcext:value-type="float">
            <text:p>127.801</text:p>
          </table:table-cell>
          <table:table-cell office:value-type="float" office:value="0.900263" calcext:value-type="float">
            <text:p>0.900263</text:p>
          </table:table-cell>
          <table:table-cell table:style-name="ce4" office:value-type="float" office:value="1596590" calcext:value-type="float">
            <text:p>1.60E+06</text:p>
          </table:table-cell>
          <table:table-cell table:style-name="ce4" office:value-type="float" office:value="0.000099882" calcext:value-type="float">
            <text:p>9.99E-05</text:p>
          </table:table-cell>
          <table:table-cell office:value-type="float" office:value="0" calcext:value-type="float">
            <text:p>0</text:p>
          </table:table-cell>
          <table:table-cell office:value-type="float" office:value="1983.69742" calcext:value-type="float">
            <text:p>1983.69742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table-cell table:number-columns-repeated="4"/>
          <table:table-cell table:style-name="ce4" table:number-columns-repeated="2"/>
          <table:table-cell table:number-columns-repeated="3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Prolongation Matrix – [P = Partition</text:p>
          </table:table-cell>
          <table:table-cell/>
          <table:table-cell office:value-type="string" calcext:value-type="string">
            <text:p>+ eig.vec = 10 (largest) ]</text:p>
          </table:table-cell>
          <table:table-cell office:value-type="string" calcext:value-type="string">
            <text:p><text:s text:c="4"/>Using Block Jacobi as a smoother</text:p>
          </table:table-cell>
          <table:table-cell/>
          <table:table-cell office:value-type="string" calcext:value-type="string">
            <text:p>GMRES + tg_solve</text:p>
          </table:table-cell>
          <table:table-cell table:style-name="ce5" office:value-type="string" calcext:value-type="string">
            <text:p>tol = 1e-4; maxit = 50; im = 20;</text:p>
          </table:table-cell>
          <table:table-cell table:number-columns-repeated="2"/>
        </table:table-row>
        <table:table-row table:style-name="ro2">
          <table:table-cell table:number-columns-repeated="9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<text:s text:c="21"/>20K</text:p>
          </table:table-cell>
          <table:table-cell office:value-type="float" office:value="127.792" calcext:value-type="float">
            <text:p>127.792</text:p>
          </table:table-cell>
          <table:table-cell office:value-type="float" office:value="0.896804" calcext:value-type="float">
            <text:p>0.896804</text:p>
          </table:table-cell>
          <table:table-cell table:style-name="ce4" office:value-type="float" office:value="6666880" calcext:value-type="float">
            <text:p>6.67E+06</text:p>
          </table:table-cell>
          <table:table-cell office:value-type="float" office:value="0.00040995" calcext:value-type="float">
            <text:p>0.00040995</text:p>
          </table:table-cell>
          <table:table-cell office:value-type="float" office:value="0" calcext:value-type="float">
            <text:p>0</text:p>
          </table:table-cell>
          <table:table-cell office:value-type="float" office:value="550.0748" calcext:value-type="float">
            <text:p>550.0748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string" calcext:value-type="string">
            <text:p><text:s text:c="21"/>20K</text:p>
          </table:table-cell>
          <table:table-cell office:value-type="float" office:value="301.06" calcext:value-type="float">
            <text:p>301.06</text:p>
          </table:table-cell>
          <table:table-cell office:value-type="float" office:value="1.45738" calcext:value-type="float">
            <text:p>1.45738</text:p>
          </table:table-cell>
          <table:table-cell table:style-name="ce4" office:value-type="float" office:value="100413000" calcext:value-type="float">
            <text:p>1.00E+08</text:p>
          </table:table-cell>
          <table:table-cell table:style-name="ce4" office:value-type="float" office:value="0.0000647229" calcext:value-type="float">
            <text:p>6.47E-05</text:p>
          </table:table-cell>
          <table:table-cell office:value-type="float" office:value="0" calcext:value-type="float">
            <text:p>0</text:p>
          </table:table-cell>
          <table:table-cell office:value-type="float" office:value="1371.545" calcext:value-type="float">
            <text:p>1371.545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string" calcext:value-type="string">
            <text:p><text:s text:c="21"/>20K</text:p>
          </table:table-cell>
          <table:table-cell office:value-type="float" office:value="31.2028" calcext:value-type="float">
            <text:p>31.2028</text:p>
          </table:table-cell>
          <table:table-cell office:value-type="float" office:value="0.141356" calcext:value-type="float">
            <text:p>0.141356</text:p>
          </table:table-cell>
          <table:table-cell table:style-name="ce4" office:value-type="float" office:value="11018500" calcext:value-type="float">
            <text:p>1.10E+07</text:p>
          </table:table-cell>
          <table:table-cell table:style-name="ce4" office:value-type="float" office:value="0.0000213054" calcext:value-type="float">
            <text:p>2.13E-05</text:p>
          </table:table-cell>
          <table:table-cell office:value-type="float" office:value="0" calcext:value-type="float">
            <text:p>0</text:p>
          </table:table-cell>
          <table:table-cell office:value-type="float" office:value="1561.431" calcext:value-type="float">
            <text:p>1561.431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float" office:value="412" calcext:value-type="float">
            <text:p>412</text:p>
          </table:table-cell>
          <table:table-cell office:value-type="string" calcext:value-type="string">
            <text:p><text:s text:c="21"/>20K</text:p>
          </table:table-cell>
          <table:table-cell office:value-type="float" office:value="286.503" calcext:value-type="float">
            <text:p>286.503</text:p>
          </table:table-cell>
          <table:table-cell office:value-type="float" office:value="1.67291" calcext:value-type="float">
            <text:p>1.67291</text:p>
          </table:table-cell>
          <table:table-cell table:style-name="ce4" office:value-type="float" office:value="77066060" calcext:value-type="float">
            <text:p>7.71E+07</text:p>
          </table:table-cell>
          <table:table-cell office:value-type="float" office:value="0.00000214956" calcext:value-type="float">
            <text:p>2.14956E-06</text:p>
          </table:table-cell>
          <table:table-cell office:value-type="float" office:value="0" calcext:value-type="float">
            <text:p>0</text:p>
          </table:table-cell>
          <table:table-cell office:value-type="float" office:value="2183.352" calcext:value-type="float">
            <text:p>2183.352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<text:s text:c="100"/>Comparsion without graph partitioning, here P= eigs(n)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1">
          <table:table-cell table:style-name="ce1" office:value-type="string" calcext:value-type="string">
            <text:p><text:s/># Images</text:p>
          </table:table-cell>
          <table:table-cell table:style-name="ce1" office:value-type="string" calcext:value-type="string">
            <text:p>Partition Size</text:p>
          </table:table-cell>
          <table:table-cell table:style-name="ce3" office:value-type="string" calcext:value-type="string">
            <text:p>Error in Solution </text:p>
          </table:table-cell>
          <table:table-cell table:style-name="ce1" office:value-type="string" calcext:value-type="string">
            <text:p>Relative Error </text:p>
          </table:table-cell>
          <table:table-cell table:style-name="ce3" office:value-type="string" calcext:value-type="string">
            <text:p><text:s text:c="6"/>Residual</text:p>
          </table:table-cell>
          <table:table-cell table:style-name="ce1" office:value-type="string" calcext:value-type="string">
            <text:p>Relative Residual</text:p>
          </table:table-cell>
          <table:table-cell table:style-name="ce3" office:value-type="string" calcext:value-type="string">
            <text:p><text:s text:c="8"/>Flag</text:p>
          </table:table-cell>
          <table:table-cell table:style-name="ce1" office:value-type="string" calcext:value-type="string">
            <text:p>Solve Time (sec)</text:p>
          </table:table-cell>
          <table:table-cell table:style-name="ce1" office:value-type="string" calcext:value-type="string">
            <text:p>No. of Iterations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<text:s text:c="13"/>Prolongation Matrix - [P = </text:p>
          </table:table-cell>
          <table:table-cell/>
          <table:table-cell office:value-type="string" calcext:value-type="string">
            <text:p>eig.vec = 5 (largest) ]</text:p>
          </table:table-cell>
          <table:table-cell office:value-type="string" calcext:value-type="string">
            <text:p><text:s text:c="6"/>Using Block Jacobi as a smoother</text:p>
          </table:table-cell>
          <table:table-cell/>
          <table:table-cell office:value-type="string" calcext:value-type="string">
            <text:p>GMRES + tg_solve</text:p>
          </table:table-cell>
          <table:table-cell table:style-name="ce5" office:value-type="string" calcext:value-type="string">
            <text:p>tol = 1e-4; maxit = 50; im = 20;</text:p>
          </table:table-cell>
          <table:table-cell table:number-columns-repeated="2"/>
        </table:table-row>
        <table:table-row table:style-name="ro2">
          <table:table-cell table:number-columns-repeated="9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<text:s text:c="23"/>nil</text:p>
          </table:table-cell>
          <table:table-cell office:value-type="float" office:value="4013.01" calcext:value-type="float">
            <text:p>4013.01</text:p>
          </table:table-cell>
          <table:table-cell office:value-type="float" office:value="28.1515" calcext:value-type="float">
            <text:p>28.1515</text:p>
          </table:table-cell>
          <table:table-cell table:style-name="ce4" office:value-type="float" office:value="4226450" calcext:value-type="float">
            <text:p>4.23E+06</text:p>
          </table:table-cell>
          <table:table-cell table:style-name="ce4" office:value-type="float" office:value="0.000094096" calcext:value-type="float">
            <text:p>9.41E-05</text:p>
          </table:table-cell>
          <table:table-cell office:value-type="float" office:value="0" calcext:value-type="float">
            <text:p>0</text:p>
          </table:table-cell>
          <table:table-cell office:value-type="float" office:value="3.50376" calcext:value-type="float">
            <text:p>3.50376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string" calcext:value-type="string">
            <text:p><text:s text:c="23"/>nil</text:p>
          </table:table-cell>
          <table:table-cell office:value-type="float" office:value="3188.15" calcext:value-type="float">
            <text:p>3188.15</text:p>
          </table:table-cell>
          <table:table-cell office:value-type="float" office:value="15.4122" calcext:value-type="float">
            <text:p>15.4122</text:p>
          </table:table-cell>
          <table:table-cell table:style-name="ce4" office:value-type="float" office:value="12299900000" calcext:value-type="float">
            <text:p>1.23E+10</text:p>
          </table:table-cell>
          <table:table-cell table:style-name="ce4" office:value-type="float" office:value="0.000000495232" calcext:value-type="float">
            <text:p>4.95E-07</text:p>
          </table:table-cell>
          <table:table-cell office:value-type="float" office:value="0" calcext:value-type="float">
            <text:p>0</text:p>
          </table:table-cell>
          <table:table-cell office:value-type="float" office:value="20.3275" calcext:value-type="float">
            <text:p>20.3275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string" calcext:value-type="string">
            <text:p><text:s text:c="23"/>nil</text:p>
          </table:table-cell>
          <table:table-cell office:value-type="float" office:value="3935.59" calcext:value-type="float">
            <text:p>3935.59</text:p>
          </table:table-cell>
          <table:table-cell office:value-type="float" office:value="17.8616" calcext:value-type="float">
            <text:p>17.8616</text:p>
          </table:table-cell>
          <table:table-cell table:style-name="ce4" office:value-type="float" office:value="461093000000" calcext:value-type="float">
            <text:p>4.61E+11</text:p>
          </table:table-cell>
          <table:table-cell table:style-name="ce4" office:value-type="float" office:value="0.000099267" calcext:value-type="float">
            <text:p>9.93E-05</text:p>
          </table:table-cell>
          <table:table-cell office:value-type="float" office:value="0" calcext:value-type="float">
            <text:p>0</text:p>
          </table:table-cell>
          <table:table-cell office:value-type="float" office:value="75.7077" calcext:value-type="float">
            <text:p>75.7077</text:p>
          </table:table-cell>
          <table:table-cell office:value-type="float" office:value="116" calcext:value-type="float">
            <text:p>116</text:p>
          </table:table-cell>
        </table:table-row>
        <table:table-row table:style-name="ro2">
          <table:table-cell office:value-type="float" office:value="412" calcext:value-type="float">
            <text:p>412</text:p>
          </table:table-cell>
          <table:table-cell office:value-type="string" calcext:value-type="string">
            <text:p><text:s text:c="23"/>nil</text:p>
          </table:table-cell>
          <table:table-cell office:value-type="float" office:value="4889.63" calcext:value-type="float">
            <text:p>4889.63</text:p>
          </table:table-cell>
          <table:table-cell office:value-type="float" office:value="21.1298" calcext:value-type="float">
            <text:p>21.1298</text:p>
          </table:table-cell>
          <table:table-cell table:style-name="ce4" office:value-type="float" office:value="1320810000" calcext:value-type="float">
            <text:p>1.32E+09</text:p>
          </table:table-cell>
          <table:table-cell table:style-name="ce4" office:value-type="float" office:value="0.0000183778" calcext:value-type="float">
            <text:p>1.84E-05</text:p>
          </table:table-cell>
          <table:table-cell office:value-type="float" office:value="0" calcext:value-type="float">
            <text:p>0</text:p>
          </table:table-cell>
          <table:table-cell office:value-type="float" office:value="61.9329" calcext:value-type="float">
            <text:p>61.9329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table:number-columns-repeated="4"/>
          <table:table-cell table:style-name="ce4" table:number-columns-repeated="2"/>
          <table:table-cell table:number-columns-repeated="3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<text:s text:c="13"/>Prolongation Matrix - [P = </text:p>
          </table:table-cell>
          <table:table-cell/>
          <table:table-cell office:value-type="string" calcext:value-type="string">
            <text:p>eig.vec = 10 (largest) ]</text:p>
          </table:table-cell>
          <table:table-cell office:value-type="string" calcext:value-type="string">
            <text:p><text:s text:c="5"/>Using Block Jacobi as a smoother</text:p>
          </table:table-cell>
          <table:table-cell/>
          <table:table-cell office:value-type="string" calcext:value-type="string">
            <text:p>GMRES + tg_solve</text:p>
          </table:table-cell>
          <table:table-cell table:style-name="ce5" office:value-type="string" calcext:value-type="string">
            <text:p>tol = 1e-4; maxit = 50; im = 20;</text:p>
          </table:table-cell>
          <table:table-cell table:number-columns-repeated="2"/>
        </table:table-row>
        <table:table-row table:style-name="ro2">
          <table:table-cell table:number-columns-repeated="9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<text:s text:c="23"/>nil</text:p>
          </table:table-cell>
          <table:table-cell office:value-type="float" office:value="4032.63" calcext:value-type="float">
            <text:p>4032.63</text:p>
          </table:table-cell>
          <table:table-cell office:value-type="float" office:value="28.2751" calcext:value-type="float">
            <text:p>28.2751</text:p>
          </table:table-cell>
          <table:table-cell table:style-name="ce4" office:value-type="float" office:value="3209970" calcext:value-type="float">
            <text:p>3.21E+06</text:p>
          </table:table-cell>
          <table:table-cell office:value-type="float" office:value="0.000182132" calcext:value-type="float">
            <text:p>0.000182132</text:p>
          </table:table-cell>
          <table:table-cell office:value-type="float" office:value="0" calcext:value-type="float">
            <text:p>0</text:p>
          </table:table-cell>
          <table:table-cell office:value-type="float" office:value="3.03686" calcext:value-type="float">
            <text:p>3.03686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string" calcext:value-type="string">
            <text:p><text:s text:c="23"/>nil</text:p>
          </table:table-cell>
          <table:table-cell office:value-type="float" office:value="2560.29" calcext:value-type="float">
            <text:p>2560.29</text:p>
          </table:table-cell>
          <table:table-cell office:value-type="float" office:value="12.3897" calcext:value-type="float">
            <text:p>12.3897</text:p>
          </table:table-cell>
          <table:table-cell table:style-name="ce4" office:value-type="float" office:value="2614950000000" calcext:value-type="float">
            <text:p>2.61E+12</text:p>
          </table:table-cell>
          <table:table-cell table:style-name="ce4" office:value-type="float" office:value="0.0000565986" calcext:value-type="float">
            <text:p>5.66E-05</text:p>
          </table:table-cell>
          <table:table-cell office:value-type="float" office:value="0" calcext:value-type="float">
            <text:p>0</text:p>
          </table:table-cell>
          <table:table-cell office:value-type="float" office:value="23.7416" calcext:value-type="float">
            <text:p>23.7416</text:p>
          </table:table-cell>
          <table:table-cell office:value-type="float" office:value="128" calcext:value-type="float">
            <text:p>128</text:p>
          </table:table-cell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string" calcext:value-type="string">
            <text:p><text:s text:c="23"/>nil</text:p>
          </table:table-cell>
          <table:table-cell office:value-type="float" office:value="8572.39" calcext:value-type="float">
            <text:p>8572.39</text:p>
          </table:table-cell>
          <table:table-cell office:value-type="float" office:value="39.005" calcext:value-type="float">
            <text:p>39.005</text:p>
          </table:table-cell>
          <table:table-cell table:style-name="ce4" office:value-type="float" office:value="2961860000000" calcext:value-type="float">
            <text:p>2.96E+12</text:p>
          </table:table-cell>
          <table:table-cell office:value-type="float" office:value="0.000780637" calcext:value-type="float">
            <text:p>0.000780637</text:p>
          </table:table-cell>
          <table:table-cell office:value-type="float" office:value="0" calcext:value-type="float">
            <text:p>0</text:p>
          </table:table-cell>
          <table:table-cell office:value-type="float" office:value="41.7672" calcext:value-type="float">
            <text:p>41.7672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412" calcext:value-type="float">
            <text:p>412</text:p>
          </table:table-cell>
          <table:table-cell office:value-type="string" calcext:value-type="string">
            <text:p><text:s text:c="23"/>nil</text:p>
          </table:table-cell>
          <table:table-cell office:value-type="float" office:value="8334.21" calcext:value-type="float">
            <text:p>8334.21</text:p>
          </table:table-cell>
          <table:table-cell office:value-type="float" office:value="36.0472" calcext:value-type="float">
            <text:p>36.0472</text:p>
          </table:table-cell>
          <table:table-cell table:style-name="ce4" office:value-type="float" office:value="173432000000" calcext:value-type="float">
            <text:p>1.73E+11</text:p>
          </table:table-cell>
          <table:table-cell office:value-type="float" office:value="0.00101426" calcext:value-type="float">
            <text:p>0.00101426</text:p>
          </table:table-cell>
          <table:table-cell office:value-type="float" office:value="0" calcext:value-type="float">
            <text:p>0</text:p>
          </table:table-cell>
          <table:table-cell office:value-type="float" office:value="32.1738" calcext:value-type="float">
            <text:p>32.1738</text:p>
          </table:table-cell>
          <table:table-cell office:value-type="float" office:value="60" calcext:value-type="float">
            <text:p>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typewriter" svg:font-family="lucidatypewrite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9T00:58:04.759678008</meta:creation-date>
    <meta:generator>LibreOffice/6.0.7.3$Linux_X86_64 LibreOffice_project/00m0$Build-3</meta:generator>
    <dc:date>2019-05-29T04:27:44.053906105</dc:date>
    <meta:editing-duration>PT25M47S</meta:editing-duration>
    <meta:editing-cycles>2</meta:editing-cycles>
    <meta:document-statistic meta:table-count="1" meta:cell-count="220" meta:object-count="0"/>
  </office:meta>
</office:document-meta>
</file>